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明朝1" svg:font-family="'ＭＳ 明朝'" style:font-family-generic="roman"/>
    <style:font-face style:name="Arial Unicode MS1" svg:font-family="'Arial Unicode MS'" style:font-family-generic="swiss"/>
    <style:font-face style:name="ＭＳ 明朝" svg:font-family="'ＭＳ 明朝'" style:font-pitch="variable"/>
    <style:font-face style:name="メイリオ" svg:font-family="メイリオ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ＭＳ Ｐゴシック" svg:font-family="'ＭＳ Ｐゴシック'" style:font-family-generic="swiss" style:font-pitch="variable"/>
    <style:font-face style:name="ＭＳ Ｐ明朝1" svg:font-family="'ＭＳ Ｐ明朝'" style:font-family-generic="swiss" style:font-pitch="variable"/>
    <style:font-face style:name="Arial Unicode MS" svg:font-family="'Arial Unicode MS'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5d182b" officeooo:paragraph-rsid="005d182b"/>
    </style:style>
    <style:style style:name="P2" style:family="paragraph" style:parent-style-name="Standard">
      <style:paragraph-properties fo:text-align="center" style:justify-single-word="false"/>
      <style:text-properties fo:font-size="20pt" officeooo:paragraph-rsid="005bf9c5" style:font-name-asian="ＭＳ 明朝1" style:font-size-asian="20pt" style:language-asian="ja" style:country-asian="JP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ＭＳ 明朝" fo:font-size="20pt" fo:font-weight="bold" officeooo:paragraph-rsid="005bf9c5" style:font-name-asian="ＭＳ 明朝" style:font-size-asian="20pt" style:language-asian="ja" style:country-asian="JP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ＭＳ 明朝" fo:font-size="20pt" fo:font-weight="bold" officeooo:rsid="017a0df9" officeooo:paragraph-rsid="005bf9c5" style:font-name-asian="ＭＳ 明朝" style:font-size-asian="20pt" style:language-asian="ja" style:country-asian="JP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ＭＳ 明朝" fo:font-size="20pt" fo:font-weight="bold" officeooo:rsid="005bf9c5" officeooo:paragraph-rsid="005bf9c5" style:font-name-asian="ＭＳ 明朝" style:font-size-asian="20pt" style:language-asian="ja" style:country-asian="JP" style:font-weight-asian="bold" style:font-size-complex="20pt" style:font-weight-complex="bold"/>
    </style:style>
    <style:style style:name="P6" style:family="paragraph" style:parent-style-name="Standard">
      <style:text-properties officeooo:paragraph-rsid="005bf9c5" style:language-asian="ja" style:country-asian="JP"/>
    </style:style>
    <style:style style:name="P7" style:family="paragraph" style:parent-style-name="Standard">
      <style:paragraph-properties fo:line-height="100%" fo:text-align="end" style:justify-single-word="false"/>
      <style:text-properties style:font-name="メイリオ" fo:font-size="12pt" fo:font-style="normal" fo:font-weight="normal" officeooo:rsid="000f9db4" officeooo:paragraph-rsid="005bf9c5" style:font-name-asian="ＭＳ 明朝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break-before="page"/>
      <style:text-properties officeooo:rsid="002120b6" officeooo:paragraph-rsid="002120b6"/>
    </style:style>
    <style:style style:name="P9" style:family="paragraph" style:parent-style-name="Standard" style:master-page-name="First_20_Page">
      <style:paragraph-properties fo:text-align="start" style:justify-single-word="false" style:page-number="1"/>
      <style:text-properties fo:font-size="12pt" officeooo:paragraph-rsid="005bf9c5" style:font-name-asian="ＭＳ 明朝1" style:font-size-asian="12pt" style:language-asian="ja" style:country-asian="JP" style:font-size-complex="12pt"/>
    </style:style>
    <style:style style:name="P10" style:family="paragraph" style:parent-style-name="Standard" style:master-page-name="Standard">
      <style:paragraph-properties style:page-number="1" fo:break-before="page"/>
    </style:style>
    <style:style style:name="P11" style:family="paragraph" style:parent-style-name="Standard" style:master-page-name="Standard">
      <style:paragraph-properties style:page-number="1" fo:break-before="page"/>
      <style:text-properties officeooo:rsid="0058c2e6" officeooo:paragraph-rsid="002120b6"/>
    </style:style>
    <style:style style:name="P12" style:family="paragraph" style:parent-style-name="Footer">
      <style:paragraph-properties fo:text-align="center" style:justify-single-word="false"/>
      <style:text-properties officeooo:rsid="0060ca27" officeooo:paragraph-rsid="0060ca27"/>
    </style:style>
    <style:style style:name="P13" style:family="paragraph" style:parent-style-name="Footer">
      <style:paragraph-properties fo:text-align="center" style:justify-single-word="false"/>
      <style:text-properties officeooo:rsid="0062895d" officeooo:paragraph-rsid="0062895d"/>
    </style:style>
    <style:style style:name="P14" style:family="paragraph">
      <style:paragraph-properties fo:margin-left="0pt" fo:margin-right="0pt" fo:margin-top="0pt" fo:margin-bottom="0pt" fo:line-height="100%" fo:text-align="start" fo:text-indent="0pt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margin-left="0pt" fo:margin-right="0pt" fo:margin-top="0pt" fo:margin-bottom="0pt" fo:line-height="100%" fo:text-align="start" fo:text-indent="0pt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ＭＳ Ｐゴシック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6pt" style:language-asian="ja" style:country-asian="JP" style:font-style-asian="normal" style:font-weight-asian="normal" style:font-name-complex="Arial Unicode M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ize="12pt"/>
    </style:style>
    <style:style style:name="P18" style:family="paragraph">
      <style:paragraph-properties fo:text-align="center"/>
      <style:text-properties style:font-name="ＭＳ Ｐゴシック" fo:font-size="16pt" style:font-size-asian="16pt" style:font-size-complex="16pt"/>
    </style:style>
    <style:style style:name="P19" style:family="paragraph">
      <style:text-properties style:font-name="ＭＳ Ｐゴシック" fo:font-size="14pt" style:font-size-asian="14pt" style:font-size-complex="14pt"/>
    </style:style>
    <style:style style:name="P20" style:family="paragraph">
      <style:text-properties style:font-name="ＭＳ Ｐゴシック" fo:font-size="16pt" style:font-size-asian="16pt" style:font-size-complex="16pt"/>
    </style:style>
    <style:style style:name="P21" style:family="paragraph">
      <style:paragraph-properties fo:text-align="center"/>
      <style:text-properties style:font-name="ＭＳ Ｐゴシック" fo:font-size="12pt" style:font-name-asian="ＭＳ Ｐゴシック" style:font-size-asian="12pt" style:font-size-complex="12pt"/>
    </style:style>
    <style:style style:name="P22" style:family="paragraph">
      <style:text-properties style:font-name="ＭＳ Ｐゴシック" fo:font-size="15pt" style:font-name-asian="ＭＳ Ｐゴシック" style:font-size-asian="15pt" style:font-size-complex="15pt"/>
    </style:style>
    <style:style style:name="P23" style:family="paragraph">
      <style:text-properties fo:font-size="12pt" style:font-name-asian="ＭＳ Ｐゴシック" style:font-size-asian="12pt" style:font-size-complex="12pt"/>
    </style:style>
    <style:style style:name="P24" style:family="paragraph">
      <style:text-properties style:font-name="ＭＳ Ｐゴシック" fo:font-size="12pt" style:font-name-asian="ＭＳ Ｐゴシック" style:font-size-asian="12pt" style:font-size-complex="1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ＭＳ Ｐゴシック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6pt" style:language-asian="ja" style:country-asian="JP" style:font-style-asian="normal" style:font-weight-asian="normal" style:font-name-complex="Arial Unicode M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ＭＳ Ｐゴシック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6pt" style:language-asian="ja" style:country-asian="JP" style:font-style-asian="normal" style:font-weight-asian="normal" style:font-name-complex="Arial Unicode M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font-name="ＭＳ Ｐゴシック" fo:font-size="16pt" style:font-size-asian="16pt" style:font-size-complex="16pt"/>
    </style:style>
    <style:style style:name="T4" style:family="text">
      <style:text-properties style:font-name="ＭＳ Ｐゴシック" fo:font-size="14pt" style:font-size-asian="14pt" style:font-size-complex="14pt"/>
    </style:style>
    <style:style style:name="T5" style:family="text">
      <style:text-properties style:font-name="ＭＳ Ｐゴシック" fo:font-size="12pt" style:font-name-asian="ＭＳ Ｐゴシック" style:font-size-asian="12pt" style:font-size-complex="12pt"/>
    </style:style>
    <style:style style:name="T6" style:family="text">
      <style:text-properties style:font-name="ＭＳ Ｐゴシック" fo:font-size="15pt" style:font-name-asian="ＭＳ Ｐゴシック" style:font-size-asian="15pt" style:font-size-complex="15pt"/>
    </style:style>
    <style:style style:name="T7" style:family="text">
      <style:text-properties fo:font-size="12pt" style:font-name-asian="ＭＳ Ｐゴシック" style:font-size-asian="12pt" style:font-size-complex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textarea-vertical-align="top" fo:min-height="144.06pt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stroke="none" svg:stroke-color="#000000" draw:fill="none" draw:fill-color="#ffffff" draw:textarea-vertical-align="top" fo:min-height="176.06pt" style:run-through="foreground"/>
    </style:style>
    <style:style style:name="gr5" style:family="graphic">
      <style:graphic-properties svg:stroke-color="#000000" draw:fill="hatch" draw:fill-hatch-name="薄グレーアミガ家" draw:textarea-horizontal-align="center" draw:textarea-vertical-align="middle" style:run-through="foreground"/>
    </style:style>
    <style:style style:name="gr6" style:family="graphic">
      <style:graphic-properties svg:stroke-color="#000000" draw:marker-end="Arrow" draw:marker-end-width="5.64pt" draw:textarea-horizontal-align="center" draw:textarea-vertical-align="middle" style:run-through="foreground"/>
    </style:style>
    <style:style style:name="gr7" style:family="graphic">
      <style:graphic-properties svg:stroke-color="#000000" draw:marker-start="" draw:marker-start-width="5.64pt" draw:marker-end="Arrow" draw:marker-end-width="5.64pt" draw:textarea-horizontal-align="center" draw:textarea-vertical-align="middle" style:run-through="foreground"/>
    </style:style>
    <style:style style:name="gr8" style:family="graphic">
      <style:graphic-properties svg:stroke-color="#000000" draw:fill="solid" draw:fill-color="#ffffff" draw:textarea-horizontal-align="center" draw:textarea-vertical-align="middle" style:run-through="foreground"/>
    </style:style>
    <style:style style:name="gr9" style:family="graphic">
      <style:graphic-properties svg:stroke-width="2.01pt" svg:stroke-color="#000000" draw:marker-start-width="13.01pt" draw:marker-end-width="13.01pt" draw:textarea-horizontal-align="center" draw:textarea-vertical-align="middle" fo:padding-top="0.99pt" fo:padding-bottom="0.99pt" fo:padding-left="0.99pt" fo:padding-right="0.99pt" style:run-through="foreground"/>
    </style:style>
    <style:style style:name="gr10" style:family="graphic">
      <style:graphic-properties svg:stroke-width="2.49pt" svg:stroke-color="#000000" draw:marker-start-width="13.75pt" draw:marker-end-width="13.75pt" draw:fill="hatch" draw:fill-hatch-name="薄グレーアミガ家" draw:textarea-horizontal-align="center" draw:textarea-vertical-align="middle" fo:padding-top="1.25pt" fo:padding-bottom="1.25pt" fo:padding-left="1.25pt" fo:padding-right="1.25pt" style:run-through="foreground"/>
    </style:style>
    <style:style style:name="gr11" style:family="graphic">
      <style:graphic-properties draw:stroke="none" svg:stroke-color="#000000" draw:fill="none" draw:fill-color="#ffffff" fo:min-height="15.65pt" style:run-through="foreground"/>
    </style:style>
    <style:style style:name="gr12" style:family="graphic">
      <style:graphic-properties draw:stroke="none" svg:stroke-color="#000000" draw:fill="none" draw:fill-color="#ffffff" fo:min-height="27.21pt" style:run-through="foreground"/>
    </style:style>
    <style:style style:name="gr13" style:family="graphic">
      <style:graphic-properties svg:stroke-width="2.49pt" svg:stroke-color="#000000" draw:marker-start-width="13.75pt" draw:marker-end-width="13.75pt" draw:fill="hatch" draw:fill-hatch-name="薄グレーアミガ家" draw:fill-hatch-solid="false" draw:textarea-horizontal-align="center" draw:textarea-vertical-align="middle" fo:padding-top="1.25pt" fo:padding-bottom="1.25pt" fo:padding-left="1.25pt" fo:padding-right="1.25pt" style:run-through="foreground"/>
    </style:style>
    <style:style style:name="gr14" style:family="graphic">
      <style:graphic-properties svg:stroke-width="0pt" svg:stroke-color="#000000" draw:marker-start-width="10.01pt" draw:marker-end="Arrow" draw:marker-end-width="4.14pt" draw:textarea-horizontal-align="center" draw:textarea-vertical-align="middle" fo:padding-top="0pt" fo:padding-bottom="0pt" fo:padding-left="0pt" fo:padding-right="0pt" style:run-through="foreground"/>
    </style:style>
    <style:style style:name="gr15" style:family="graphic">
      <style:graphic-properties svg:stroke-width="0.99pt" svg:stroke-color="#000000" draw:marker-start-width="13.01pt" draw:marker-end="Arrow" draw:marker-end-width="5.64pt" draw:textarea-horizontal-align="center" draw:textarea-vertical-align="middle" fo:padding-top="0.51pt" fo:padding-bottom="0.51pt" fo:padding-left="0.51pt" fo:padding-right="0.51pt" style:run-through="foreground"/>
    </style:style>
    <style:style style:name="gr16" style:family="graphic">
      <style:graphic-properties draw:stroke="none" svg:stroke-color="#000000" draw:fill="none" draw:fill-color="#ffffff" draw:textarea-vertical-align="top" fo:min-height="293.81pt" style:run-through="foreground"/>
    </style:style>
    <style:style style:name="gr17" style:family="graphic">
      <style:graphic-properties draw:stroke="none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271.11pt" style:run-through="foreground"/>
    </style:style>
    <style:style style:name="gr19" style:family="graphic">
      <style:graphic-properties draw:stroke="none" svg:stroke-color="#000000" draw:fill="none" draw:fill-color="#ffffff" fo:min-height="176.85pt" style:run-through="foreground"/>
    </style:style>
    <style:style style:name="gr20" style:family="graphic">
      <style:graphic-properties draw:stroke="none" svg:stroke-color="#000000" draw:fill="none" draw:fill-color="#ffffff" fo:min-height="180.06pt" style:run-through="foreground"/>
    </style:style>
    <style:style style:name="gr21" style:family="graphic">
      <style:graphic-properties draw:stroke="none" svg:stroke-color="#000000" draw:fill="none" draw:fill-color="#ffffff" fo:min-height="34.1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39.15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3">ボルグシステム</text:p>
      <text:p text:style-name="P4">createTag</text:p>
      <text:p text:style-name="P5">JSONとHTMLの仕様について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株式会社デジタルデザインシンク</text:p>
      <text:p text:style-name="P10"><draw:g text:anchor-type="paragraph" draw:z-index="1" draw:style-name="gr1"><draw:circle draw:style-name="gr8" draw:text-style-name="P18" svg:width="29.17pt" svg:height="29.17pt" svg:x="0.06pt" svg:y="57.43pt"><text:p text:style-name="P16"><text:span text:style-name="T3">A</text:span></text:p></draw:circle><draw:circle draw:style-name="gr8" draw:text-style-name="P18" svg:width="28.18pt" svg:height="28.18pt" svg:x="71.91pt" svg:y="58.45pt"><text:p text:style-name="P16"><text:span text:style-name="T3">B</text:span></text:p></draw:circle><draw:line draw:style-name="gr9" draw:text-style-name="P16" svg:x1="71.94pt" svg:y1="72pt" svg:x2="29.2pt" svg:y2="72pt"><text:p/></draw:line><draw:line draw:style-name="gr9" draw:text-style-name="P16" svg:x1="50.66pt" svg:y1="114.75pt" svg:x2="50.66pt" svg:y2="72pt"><text:p/></draw:line><draw:line draw:style-name="gr9" draw:text-style-name="P16" svg:x1="142.81pt" svg:y1="72pt" svg:x2="100.06pt" svg:y2="72pt"><text:p/></draw:line><draw:line draw:style-name="gr9" draw:text-style-name="P16" svg:x1="122.6pt" svg:y1="114.75pt" svg:x2="122.6pt" svg:y2="72pt"><text:p/></draw:line><draw:line draw:style-name="gr9" draw:text-style-name="P16" svg:x1="216.79pt" svg:y1="72pt" svg:x2="174.05pt" svg:y2="72pt"><text:p/></draw:line><draw:line draw:style-name="gr9" draw:text-style-name="P16" svg:x1="143.89pt" svg:y1="114.75pt" svg:x2="122.6pt" svg:y2="114.75pt"><text:p/></draw:line><draw:line draw:style-name="gr9" draw:text-style-name="P16" svg:x1="71.94pt" svg:y1="114.75pt" svg:x2="50.66pt" svg:y2="114.75pt"><text:p/></draw:line><draw:line draw:style-name="gr9" draw:text-style-name="P16" svg:x1="50.66pt" svg:y1="157.49pt" svg:x2="50.66pt" svg:y2="114.75pt"><text:p/></draw:line><draw:line draw:style-name="gr9" draw:text-style-name="P16" svg:x1="71.94pt" svg:y1="157.55pt" svg:x2="50.66pt" svg:y2="157.55pt"><text:p/></draw:line><draw:line draw:style-name="gr9" draw:text-style-name="P16" svg:x1="50.66pt" svg:y1="200.3pt" svg:x2="50.66pt" svg:y2="157.55pt"><text:p/></draw:line><draw:line draw:style-name="gr9" draw:text-style-name="P16" svg:x1="71.94pt" svg:y1="200.3pt" svg:x2="50.66pt" svg:y2="200.3pt"><text:p/></draw:line><draw:circle draw:style-name="gr8" draw:text-style-name="P18" svg:width="28.18pt" svg:height="28.18pt" svg:x="71.94pt" svg:y="186.58pt"><text:p text:style-name="P16"><text:span text:style-name="T3">g</text:span></text:p></draw:circle><draw:line draw:style-name="gr9" draw:text-style-name="P16" svg:x1="142.81pt" svg:y1="200.3pt" svg:x2="100.06pt" svg:y2="200.3pt"><text:p/></draw:line><draw:line draw:style-name="gr9" draw:text-style-name="P16" svg:x1="122.6pt" svg:y1="243.04pt" svg:x2="122.6pt" svg:y2="200.3pt"><text:p/></draw:line><draw:line draw:style-name="gr9" draw:text-style-name="P16" svg:x1="143.89pt" svg:y1="243.04pt" svg:x2="122.6pt" svg:y2="243.04pt"><text:p/></draw:line><draw:rect draw:style-name="gr10" draw:text-style-name="P16" svg:width="73.87pt" svg:height="85.46pt" svg:x="37.96pt" svg:y="93.6pt"><text:p/></draw:rect><draw:circle draw:style-name="gr8" draw:text-style-name="P18" svg:width="29.17pt" svg:height="29.17pt" svg:x="310pt" svg:y="57.43pt"><text:p text:style-name="P16"><text:span text:style-name="T3">A</text:span></text:p></draw:circle><draw:circle draw:style-name="gr8" draw:text-style-name="P18" svg:width="28.18pt" svg:height="28.18pt" svg:x="381.86pt" svg:y="58.45pt"><text:p text:style-name="P16"><text:span text:style-name="T3">B</text:span></text:p></draw:circle><draw:circle draw:style-name="gr8" draw:text-style-name="P18" svg:width="30.22pt" svg:height="30.22pt" svg:x="453.77pt" svg:y="57.43pt"><text:p text:style-name="P16"><text:span text:style-name="T3">e</text:span></text:p></draw:circle><draw:line draw:style-name="gr9" draw:text-style-name="P16" svg:x1="381.94pt" svg:y1="72pt" svg:x2="339.19pt" svg:y2="72pt"><text:p/></draw:line><draw:line draw:style-name="gr9" draw:text-style-name="P16" svg:x1="452.75pt" svg:y1="72pt" svg:x2="410pt" svg:y2="72pt"><text:p/></draw:line><draw:line draw:style-name="gr9" draw:text-style-name="P16" svg:x1="324.6pt" svg:y1="100.2pt" svg:x2="324.6pt" svg:y2="86.6pt"><text:p/></draw:line><draw:rect draw:style-name="gr10" draw:text-style-name="P16" svg:width="55.42pt" svg:height="85.46pt" svg:x="296.36pt" svg:y="101.34pt"><text:p/></draw:rect><draw:rect draw:style-name="gr10" draw:text-style-name="P16" svg:width="55.42pt" svg:height="44.62pt" svg:x="369.21pt" svg:y="101.34pt"><text:p/></draw:rect><draw:line draw:style-name="gr9" draw:text-style-name="P16" svg:x1="395.55pt" svg:y1="100.2pt" svg:x2="395.55pt" svg:y2="86.6pt"><text:p/></draw:line><draw:rect draw:style-name="gr10" draw:text-style-name="P16" svg:width="55.42pt" svg:height="42.63pt" svg:x="440.16pt" svg:y="101.34pt"><text:p/></draw:rect><draw:line draw:style-name="gr9" draw:text-style-name="P16" svg:x1="468.4pt" svg:y1="100.2pt" svg:x2="468.4pt" svg:y2="86.6pt"><text:p/></draw:line><draw:frame draw:style-name="gr11" draw:text-style-name="P19" svg:width="18.43pt" svg:height="15.68pt" svg:x="333.35pt" svg:y="137.14pt"><draw:text-box><text:p><text:span text:style-name="T4">att</text:span></text:p></draw:text-box></draw:frame><draw:frame draw:style-name="gr11" draw:text-style-name="P19" svg:width="18.43pt" svg:height="15.68pt" svg:x="406.2pt" svg:y="130.34pt"><draw:text-box><text:p><text:span text:style-name="T4">att</text:span></text:p></draw:text-box></draw:frame><draw:frame draw:style-name="gr11" draw:text-style-name="P19" svg:width="18.43pt" svg:height="15.68pt" svg:x="477.16pt" svg:y="128.3pt"><draw:text-box><text:p><text:span text:style-name="T4">att</text:span></text:p></draw:text-box></draw:frame><draw:line draw:style-name="gr9" draw:text-style-name="P16" svg:x1="360.6pt" svg:y1="114.75pt" svg:x2="360.6pt" svg:y2="72pt"><text:p/></draw:line><draw:line draw:style-name="gr9" draw:text-style-name="P16" svg:x1="360.6pt" svg:y1="157.49pt" svg:x2="360.6pt" svg:y2="114.75pt"><text:p/></draw:line><draw:line draw:style-name="gr9" draw:text-style-name="P16" svg:x1="360.6pt" svg:y1="199.25pt" svg:x2="360.6pt" svg:y2="156.5pt"><text:p/></draw:line><draw:line draw:style-name="gr9" draw:text-style-name="P16" svg:x1="360.6pt" svg:y1="241.99pt" svg:x2="360.6pt" svg:y2="199.25pt"><text:p/></draw:line><draw:line draw:style-name="gr9" draw:text-style-name="P16" svg:x1="381.88pt" svg:y1="243.04pt" svg:x2="360.6pt" svg:y2="243.04pt"><text:p/></draw:line><draw:circle draw:style-name="gr8" draw:text-style-name="P18" svg:width="29.17pt" svg:height="29.17pt" svg:x="382.85pt" svg:y="227.54pt"><text:p text:style-name="P16"><text:span text:style-name="T3">g</text:span></text:p></draw:circle><draw:line draw:style-name="gr9" draw:text-style-name="P16" svg:x1="395.55pt" svg:y1="270.26pt" svg:x2="395.55pt" svg:y2="256.65pt"><text:p/></draw:line><draw:rect draw:style-name="gr10" draw:text-style-name="P16" svg:width="55.42pt" svg:height="85.46pt" svg:x="369.21pt" svg:y="270.43pt"><text:p/></draw:rect><draw:circle draw:style-name="gr8" draw:text-style-name="P18" svg:width="29.17pt" svg:height="29.17pt" svg:x="382.85pt" svg:y="278.05pt"><text:p text:style-name="P16"><text:span text:style-name="T3">h</text:span></text:p></draw:circle><draw:circle draw:style-name="gr8" draw:text-style-name="P18" svg:width="29.17pt" svg:height="29.17pt" svg:x="382.85pt" svg:y="318.84pt"><text:p text:style-name="P16"><text:span text:style-name="T3">i</text:span></text:p></draw:circle><draw:frame draw:style-name="gr11" draw:text-style-name="P19" svg:width="18.43pt" svg:height="15.68pt" svg:x="406.2pt" svg:y="304.24pt"><draw:text-box><text:p><text:span text:style-name="T4">att</text:span></text:p></draw:text-box></draw:frame><draw:rect draw:style-name="gr10" draw:text-style-name="P16" svg:width="55.42pt" svg:height="85.46pt" svg:x="128.27pt" svg:y="180.09pt"><text:p/></draw:rect><draw:frame draw:style-name="gr12" draw:text-style-name="P20" svg:width="79.71pt" svg:height="27.21pt" svg:x="36pt" svg:y="29.34pt"><draw:text-box><text:p><text:span text:style-name="T3">JSON</text:span></text:p></draw:text-box></draw:frame><draw:frame draw:style-name="gr12" draw:text-style-name="P20" svg:width="79.71pt" svg:height="27.21pt" svg:x="310pt" svg:y="29.34pt"><draw:text-box><text:p><text:span text:style-name="T3">Tag</text:span></text:p></draw:text-box></draw:frame><draw:rect draw:style-name="gr13" draw:text-style-name="P16" svg:width="55.42pt" svg:height="44.62pt" svg:x="205.97pt" svg:y="48.9pt"><text:p/></draw:rect><draw:rect draw:style-name="gr10" draw:text-style-name="P17" svg:width="55.42pt" svg:height="44.62pt" svg:x="128.27pt" svg:y="94.45pt"><text:p/></draw:rect><draw:polyline draw:style-name="gr14" draw:text-style-name="P16" svg:width="47.57pt" svg:height="211.72pt" draw:transform="rotate (-1.5707963267949) translate (369.228346456694pt 265.55pt)" svg:viewBox="0 0 1679 7470" draw:points="0,7470 1679,7470 1679,0"><text:p/></draw:polyline><draw:polyline draw:style-name="gr15" draw:text-style-name="P16" svg:width="200.18pt" svg:height="26.16pt" svg:x="183.66pt" svg:y="88.7pt" svg:viewBox="0 0 7063 924" draw:points="0,924 3293,924 3293,0 7063,0 7063,413"><text:p/></draw:polyline><draw:g draw:style-name="gr3"><draw:frame draw:style-name="gr12" draw:text-style-name="P20" svg:width="79.71pt" svg:height="27.21pt" svg:x="44.82pt" svg:y="376.24pt"><draw:text-box><text:p><text:span text:style-name="T3">JSON</text:span></text:p></draw:text-box></draw:frame><draw:frame draw:style-name="gr16" draw:text-style-name="P15" svg:width="255.57pt" svg:height="293.81pt" svg:x="3.97pt" svg:y="414.79pt"><draw:text-box><text:p text:style-name="P14"><text:span text:style-name="T1">“</text:span><text:span text:style-name="T1">A”:{</text:span></text:p><text:p text:style-name="P14"><text:span text:style-name="T1"><text:tab/></text:span><text:span text:style-name="T1">“</text:span><text:span text:style-name="T1">B”:{</text:span></text:p><text:p text:style-name="P14"><text:span text:style-name="T1"><text:tab/></text:span><text:span text:style-name="T1"><text:tab/></text:span><text:span text:style-name="T1"><text:tab/></text:span><text:span text:style-name="T1">“</text:span><text:span text:style-name="T1">e”{</text:span></text:p><text:p text:style-name="P14"><text:span text:style-name="T1"><text:tab/></text:span><text:span text:style-name="T1"><text:tab/></text:span><text:span text:style-name="T1"><text:tab/></text:span><text:span text:style-name="T1"><text:tab/></text:span><text:span text:style-name="T1">“</text:span><text:span text:style-name="T1">j”:”○○”</text:span></text:p><text:p text:style-name="P14"><text:span text:style-name="T1"><text:tab/></text:span><text:span text:style-name="T1"><text:tab/></text:span><text:span text:style-name="T1"><text:tab/></text:span><text:span text:style-name="T1">},</text:span></text:p><text:p text:style-name="P14"><text:span text:style-name="T1"><text:tab/></text:span><text:span text:style-name="T1"><text:tab/></text:span><text:span text:style-name="T1"><text:tab/></text:span><text:span text:style-name="T1">“</text:span><text:span text:style-name="T1">f”:”</text:span><text:span text:style-name="T2">○○</text:span><text:span text:style-name="T1">”</text:span></text:p><text:p text:style-name="P14"><text:span text:style-name="T1"><text:tab/></text:span><text:span text:style-name="T1">},</text:span></text:p><text:p text:style-name="P14"><text:span text:style-name="T1"><text:tab/></text:span><text:span text:style-name="T1">“</text:span><text:span text:style-name="T1">c”:”</text:span><text:span text:style-name="T2">○○</text:span><text:span text:style-name="T1">”,</text:span></text:p><text:p text:style-name="P14"><text:span text:style-name="T1"><text:tab/></text:span><text:span text:style-name="T1">“</text:span><text:span text:style-name="T1">d”:”</text:span><text:span text:style-name="T2">○○</text:span><text:span text:style-name="T1">”,</text:span></text:p><text:p text:style-name="P14"><text:span text:style-name="T1"><text:tab/></text:span><text:span text:style-name="T1">“</text:span><text:span text:style-name="T1">g”:{</text:span></text:p><text:p text:style-name="P14"><text:span text:style-name="T2"><text:tab/></text:span><text:span text:style-name="T2"><text:tab/></text:span><text:span text:style-name="T2"><text:tab/></text:span><text:span text:style-name="T2">“</text:span><text:span text:style-name="T2">h”:”○○”,</text:span></text:p><text:p text:style-name="P14"><text:span text:style-name="T2"><text:tab/></text:span><text:span text:style-name="T2"><text:tab/></text:span><text:span text:style-name="T2"><text:tab/></text:span><text:span text:style-name="T2">“</text:span><text:span text:style-name="T2">i”:”○○”</text:span></text:p><text:p text:style-name="P14"><text:span text:style-name="T1"><text:tab/></text:span><text:span text:style-name="T1">}</text:span></text:p><text:p text:style-name="P14"><text:span text:style-name="T1">}</text:span></text:p></draw:text-box></draw:frame></draw:g><draw:g draw:style-name="gr3"><draw:frame draw:style-name="gr12" draw:text-style-name="P20" svg:width="79.71pt" svg:height="27.21pt" svg:x="318.81pt" svg:y="376.24pt"><draw:text-box><text:p><text:span text:style-name="T3">Tag</text:span></text:p></draw:text-box></draw:frame><draw:frame draw:style-name="gr16" draw:text-style-name="P15" svg:width="255.57pt" svg:height="293.81pt" svg:x="259.51pt" svg:y="414.79pt"><draw:text-box><text:p text:style-name="P14"><text:span text:style-name="T1">&lt;A c d&gt;</text:span></text:p><text:p text:style-name="P14"><text:span text:style-name="T1"><text:tab/></text:span><text:span text:style-name="T1">&lt;B f&gt;</text:span></text:p><text:p text:style-name="P14"><text:span text:style-name="T1"><text:tab/></text:span><text:span text:style-name="T1"><text:tab/></text:span><text:span text:style-name="T1"><text:tab/></text:span><text:span text:style-name="T1">&lt;e j&gt;</text:span></text:p><text:p text:style-name="P14"><text:span text:style-name="T1"><text:tab/></text:span><text:span text:style-name="T1"><text:tab/></text:span><text:span text:style-name="T1">&lt;/B&gt;</text:span></text:p><text:p text:style-name="P14"><text:span text:style-name="T1"><text:tab/></text:span><text:span text:style-name="T1">&lt;g h i&gt;</text:span></text:p><text:p text:style-name="P14"><text:span text:style-name="T1"><text:tab/></text:span><text:span text:style-name="T1">&lt;/g&gt;</text:span></text:p><text:p text:style-name="P14"><text:span text:style-name="T1">&lt;/A&gt;</text:span></text:p></draw:text-box></draw:frame></draw:g><draw:line draw:style-name="gr6" draw:text-style-name="P16" svg:x1="114.75pt" svg:y1="158.29pt" svg:x2="296.39pt" svg:y2="158.29pt"><text:p/></draw:line><draw:polyline draw:style-name="gr6" draw:text-style-name="P16" svg:width="225.47pt" svg:height="46.97pt" svg:x="261.35pt" svg:y="54.34pt" svg:viewBox="0 0 7955 1658" draw:points="0,0 7955,0 7955,1658"><text:p/></draw:polyline><draw:circle draw:style-name="gr8" draw:text-style-name="P18" svg:width="29.17pt" svg:height="29.17pt" svg:x="310pt" svg:y="108pt"><text:p text:style-name="P16"><text:span text:style-name="T3">C</text:span></text:p></draw:circle><draw:circle draw:style-name="gr8" draw:text-style-name="P18" svg:width="29.17pt" svg:height="29.17pt" svg:x="310pt" svg:y="150.75pt"><text:p text:style-name="P16"><text:span text:style-name="T3">d</text:span></text:p></draw:circle><draw:circle draw:style-name="gr8" draw:text-style-name="P18" svg:width="30.22pt" svg:height="30.22pt" svg:x="143.8pt" svg:y="57.43pt"><text:p text:style-name="P16"><text:span text:style-name="T3">e</text:span></text:p></draw:circle><draw:circle draw:style-name="gr8" draw:text-style-name="P18" svg:width="30.22pt" svg:height="30.22pt" svg:x="143.8pt" svg:y="100.18pt"><text:p text:style-name="P16"><text:span text:style-name="T3">f</text:span></text:p></draw:circle><draw:circle draw:style-name="gr8" draw:text-style-name="P18" svg:width="28.18pt" svg:height="28.18pt" svg:x="71.94pt" svg:y="143.83pt"><text:p text:style-name="P16"><text:span text:style-name="T3">d</text:span></text:p></draw:circle><draw:circle draw:style-name="gr8" draw:text-style-name="P18" svg:width="28.18pt" svg:height="28.18pt" svg:x="72.91pt" svg:y="101.08pt"><text:p text:style-name="P16"><text:span text:style-name="T3">C</text:span></text:p></draw:circle><draw:circle draw:style-name="gr8" draw:text-style-name="P18" svg:width="28.18pt" svg:height="28.18pt" svg:x="142.87pt" svg:y="187.54pt"><text:p text:style-name="P16"><text:span text:style-name="T3">h</text:span></text:p></draw:circle><draw:circle draw:style-name="gr8" draw:text-style-name="P18" svg:width="28.18pt" svg:height="28.18pt" svg:x="142.87pt" svg:y="229.29pt"><text:p text:style-name="P16"><text:span text:style-name="T3">i</text:span></text:p></draw:circle><draw:circle draw:style-name="gr8" draw:text-style-name="P18" svg:width="30.13pt" svg:height="30.13pt" svg:x="216.6pt" svg:y="57.43pt"><text:p text:style-name="P16"><text:span text:style-name="T3">j</text:span></text:p></draw:circle><draw:circle draw:style-name="gr8" draw:text-style-name="P18" svg:width="29.17pt" svg:height="29.17pt" svg:x="381.86pt" svg:y="108.94pt"><text:p text:style-name="P16"><text:span text:style-name="T3">f</text:span></text:p></draw:circle><draw:circle draw:style-name="gr8" draw:text-style-name="P18" svg:width="29.17pt" svg:height="29.17pt" svg:x="453.8pt" svg:y="108.99pt"><text:p text:style-name="P16"><text:span text:style-name="T3">j</text:span></text:p></draw:circle><draw:rect draw:style-name="gr5" draw:text-style-name="P16" svg:width="23.33pt" svg:height="22.54pt" svg:x="3.97pt" svg:y="411.73pt"><text:p/></draw:rect><draw:rect draw:style-name="gr5" draw:text-style-name="P16" svg:width="22.08pt" svg:height="17.46pt" svg:x="256.71pt" svg:y="414.79pt"><text:p/></draw:rect><draw:rect draw:style-name="gr5" draw:text-style-name="P16" svg:width="28.18pt" svg:height="23.22pt" svg:x="38.01pt" svg:y="427.44pt"><text:p/></draw:rect><draw:rect draw:style-name="gr5" draw:text-style-name="P16" svg:width="22.37pt" svg:height="12.67pt" svg:x="293.5pt" svg:y="432.99pt"><text:p/></draw:rect><draw:rect draw:style-name="gr5" draw:text-style-name="P16" svg:width="156.16pt" svg:height="48.16pt" svg:x="38.01pt" svg:y="558.48pt"><text:p/></draw:rect><draw:rect draw:style-name="gr5" draw:text-style-name="P16" svg:width="82.77pt" svg:height="33.68pt" svg:x="38.01pt" svg:y="523.39pt"><text:p/></draw:rect><draw:rect draw:style-name="gr5" draw:text-style-name="P16" svg:width="25.31pt" svg:height="16.58pt" svg:x="281.57pt" svg:y="414.79pt"><text:p/></draw:rect><draw:rect draw:style-name="gr5" draw:text-style-name="P16" svg:width="45.52pt" svg:height="17.38pt" svg:x="295.06pt" svg:y="478.29pt"><text:p/></draw:rect><draw:rect draw:style-name="gr5" draw:text-style-name="P16" svg:width="115.03pt" svg:height="37.56pt" svg:x="107.46pt" svg:y="444.78pt"><text:p/></draw:rect><draw:rect draw:style-name="gr5" draw:text-style-name="P16" svg:width="39.83pt" svg:height="19.56pt" svg:x="363.32pt" svg:y="444.5pt"><text:p/></draw:rect><draw:rect draw:style-name="gr5" draw:text-style-name="P16" svg:width="15.76pt" svg:height="19.56pt" svg:x="317.85pt" svg:y="429.99pt"><text:p/></draw:rect><draw:rect draw:style-name="gr5" draw:text-style-name="P16" svg:width="75.77pt" svg:height="19.56pt" svg:x="111.34pt" svg:y="495.04pt"><text:p/></draw:rect></draw:g><draw:rect text:anchor-type="paragraph" draw:z-index="2" draw:style-name="gr17" draw:text-style-name="P21" svg:width="142.27pt" svg:height="29.08pt" svg:x="7.94pt" svg:y="-8.39pt"><text:p text:style-name="P16"><text:span text:style-name="T5">JSON</text:span><text:span text:style-name="T5">とタグの対応　概念図</text:span></text:p></draw:rect></text:p>
      <text:p text:style-name="P11"><draw:g text:anchor-type="paragraph" draw:z-index="0" draw:style-name="gr1"><draw:frame draw:style-name="gr2" draw:text-style-name="P15" svg:width="243.86pt" svg:height="144.09pt" svg:x="262.86pt" svg:y="50.2pt"><draw:text-box><text:p text:style-name="P14"><text:span text:style-name="T1">&lt;li&gt;&lt;/li&gt;</text:span></text:p><text:p text:style-name="P14"><text:span text:style-name="T1"/></text:p><text:p text:style-name="P14"><text:span text:style-name="T1">LI:[</text:span></text:p><text:p text:style-name="P14"><text:span text:style-name="T2"><text:tab/></text:span><text:span text:style-name="T2">“</text:span><text:span text:style-name="T2">abc”,</text:span></text:p><text:p text:style-name="P14"><text:span text:style-name="T2"><text:tab/></text:span><text:span text:style-name="T2">“</text:span><text:span text:style-name="T2">def”,</text:span></text:p><text:p text:style-name="P14"><text:span text:style-name="T2"><text:tab/></text:span><text:span text:style-name="T2">“</text:span><text:span text:style-name="T2">ghi”</text:span></text:p><text:p text:style-name="P14"><text:span text:style-name="T1">]</text:span></text:p><text:p text:style-name="P14"><text:span text:style-name="T1"/></text:p><text:p text:style-name="P14"><text:span text:style-name="T1"/></text:p></draw:text-box></draw:frame><draw:g draw:style-name="gr3"><draw:frame draw:style-name="gr4" draw:text-style-name="P15" svg:width="249.73pt" svg:height="176.06pt" svg:x="7.29pt" svg:y="50.2pt"><draw:text-box><text:p text:style-name="P14"><text:span text:style-name="T1">&lt;li class=”tab”&gt;</text:span></text:p><text:p text:style-name="P14"><text:span text:style-name="T1"><text:tab/></text:span><text:span text:style-name="T1">&lt;a href=””&gt;</text:span></text:p><text:p text:style-name="P14"><text:span text:style-name="T1">&lt;/li&gt;</text:span></text:p><text:p text:style-name="P14"><text:span text:style-name="T1"/></text:p><text:p text:style-name="P14"><text:span text:style-name="T1">tab:[</text:span></text:p><text:p text:style-name="P14"><text:span text:style-name="T1"><text:tab/></text:span><text:span text:style-name="T1">{</text:span></text:p><text:p text:style-name="P14"><text:span text:style-name="T1"><text:tab/></text:span><text:span text:style-name="T1"><text:tab/></text:span><text:span text:style-name="T1"><text:tab/></text:span><text:span text:style-name="T1">“</text:span><text:span text:style-name="T1">href”:”#pre”</text:span></text:p><text:p text:style-name="P14"><text:span text:style-name="T1"><text:tab/></text:span><text:span text:style-name="T1">}</text:span></text:p><text:p text:style-name="P14"><text:span text:style-name="T1">]</text:span></text:p><text:p text:style-name="P14"><text:span text:style-name="T1"/></text:p><text:p text:style-name="P14"><text:span text:style-name="T1"/></text:p></draw:text-box></draw:frame><draw:rect draw:style-name="gr5" draw:text-style-name="P16" svg:width="38.86pt" svg:height="15.34pt" svg:x="68.49pt" svg:y="50.2pt"><text:p/></draw:rect><draw:rect draw:style-name="gr5" draw:text-style-name="P16" svg:width="38.86pt" svg:height="23.22pt" svg:x="-0.45pt" svg:y="110.49pt"><text:p/></draw:rect><draw:rect draw:style-name="gr5" draw:text-style-name="P16" svg:width="52.47pt" svg:height="17.46pt" svg:x="62.7pt" svg:y="66.19pt"><text:p/></draw:rect><draw:rect draw:style-name="gr5" draw:text-style-name="P16" svg:width="95.16pt" svg:height="23.22pt" svg:x="113.24pt" svg:y="144.54pt"><text:p/></draw:rect><draw:polyline draw:style-name="gr6" draw:text-style-name="P16" svg:width="99.01pt" svg:height="65.08pt" svg:x="38.38pt" svg:y="56.47pt" svg:viewBox="0 0 3494 2297" draw:points="0,2297 3494,2297 3494,0 2432,0"><text:p/></draw:polyline><draw:polyline draw:style-name="gr7" draw:text-style-name="P17" svg:width="61.82pt" svg:height="1.9pt" draw:transform="rotate (1.5707963267949) translate (113.252750138198pt 144.585424069203pt)" svg:viewBox="0 0 2182 68" draw:points="0,0 2182,0 2182,68"><text:p/></draw:polyline><draw:rect draw:style-name="gr5" draw:text-style-name="P16" svg:width="39.77pt" svg:height="18.77pt" svg:x="296.9pt" svg:y="130.31pt"><text:p/></draw:rect><draw:rect draw:style-name="gr5" draw:text-style-name="P16" svg:width="39.77pt" svg:height="12.67pt" svg:x="296.9pt" svg:y="117.64pt"><text:p/></draw:rect><draw:rect draw:style-name="gr5" draw:text-style-name="P16" svg:width="39.77pt" svg:height="12.67pt" svg:x="296.9pt" svg:y="117.64pt"><text:p/></draw:rect><draw:rect draw:style-name="gr5" draw:text-style-name="P16" svg:width="39.77pt" svg:height="19.47pt" svg:x="297.89pt" svg:y="98.19pt"><text:p/></draw:rect><draw:polyline draw:style-name="gr6" draw:text-style-name="P16" svg:width="11.85pt" svg:height="40.76pt" draw:transform="skewX (-0.173660260573436) rotate (-3.08207692609679) translate (297.9pt 104.500000000003pt)" svg:viewBox="0 0 419 1439" draw:points="0,0 419,0 81,1439 87,1412"><text:p/></draw:polyline></draw:g></draw:g><draw:frame text:anchor-type="paragraph" draw:z-index="4" draw:style-name="gr21" draw:text-style-name="P23" svg:width="238.73pt" svg:height="34.13pt" svg:x="7.26pt" svg:y="6.66pt"><draw:text-box><text:p><text:span text:style-name="T7">配列によるタグの複製と値の追加について</text:span></text:p></draw:text-box></draw:frame></text:p>
      <text:p text:style-name="P8"><draw:g text:anchor-type="paragraph" draw:z-index="3" draw:style-name="gr1"><draw:frame draw:style-name="gr18" draw:text-style-name="P22" svg:width="520.81pt" svg:height="271.13pt" svg:x="6.86pt" svg:y="55.59pt"><draw:text-box><text:p><text:span text:style-name="T6">{</text:span></text:p><text:p><text:span text:style-name="T6"><text:tab/></text:span><text:span text:style-name="T6">“</text:span><text:span text:style-name="T6">lessonSchedule”:{</text:span></text:p><text:p><text:span text:style-name="T6"><text:tab/></text:span><text:span text:style-name="T6"><text:tab/></text:span><text:span text:style-name="T6"><text:tab/></text:span><text:span text:style-name="T6">“</text:span><text:span text:style-name="T6">text”:”</text:span><text:span text:style-name="T6">レッスンスケジュール”</text:span><text:span text:style-name="T6">,</text:span></text:p><text:p><text:span text:style-name="T6"><text:tab/></text:span><text:span text:style-name="T6"><text:tab/></text:span><text:span text:style-name="T6"><text:tab/></text:span><text:span text:style-name="T6"><text:tab/></text:span><text:span text:style-name="T6">“</text:span><text:span text:style-name="T6">attribute”:”</text:span><text:span text:style-name="T6">〜”</text:span><text:span text:style-name="T6">,</text:span></text:p>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・</text:span></text:p>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・</text:span></text:p>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・</text:span></text:p>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・</text:span></text:p><text:p><text:span text:style-name="T6"><text:tab/></text:span><text:span text:style-name="T6"><text:tab/></text:span><text:span text:style-name="T6"><text:tab/></text:span><text:span text:style-name="T6">“</text:span><text:span text:style-name="T6">week”:{</text:span></text:p><text:p><text:span text:style-name="T6"><text:tab/></text:span><text:span text:style-name="T6"><text:tab/></text:span><text:span text:style-name="T6"><text:tab/></text:span><text:span text:style-name="T6"><text:tab/></text:span><text:span text:style-name="T6">“</text:span><text:span text:style-name="T6">text”:[“</text:span><text:span text:style-name="T6">月〜日”</text:span><text:span text:style-name="T6">],</text:span></text:p><text:p><text:span text:style-name="T6"><text:tab/></text:span><text:span text:style-name="T6"><text:tab/></text:span><text:span text:style-name="T6"><text:tab/></text:span><text:span text:style-name="T6"><text:tab/></text:span><text:span text:style-name="T6">“</text:span><text:span text:style-name="T6">firstPeriod”:{</text:span></text:p>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“</text:span><text:span text:style-name="T6">period”:{</text:span></text:p>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“</text:span><text:span text:style-name="T6">TD”:[“1</text:span><text:span text:style-name="T6">時限目”</text:span><text:span text:style-name="T6">,”11:00</text:span><text:span text:style-name="T6">〜</text:span><text:span text:style-name="T6">13:00”]</text:span></text:p>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}</text:span></text:p><text:p><text:span text:style-name="T6"><text:tab/></text:span><text:span text:style-name="T6"><text:tab/></text:span><text:span text:style-name="T6"><text:tab/></text:span><text:span text:style-name="T6"><text:tab/></text:span><text:span text:style-name="T6">}</text:span></text:p><text:p><text:span text:style-name="T6"><text:tab/></text:span><text:span text:style-name="T6"><text:tab/></text:span><text:span text:style-name="T6"><text:tab/></text:span><text:span text:style-name="T6">}</text:span></text:p><text:p><text:span text:style-name="T6"><text:s/></text:span><text:span text:style-name="T6"><text:tab/></text:span><text:span text:style-name="T6">}</text:span></text:p><text:p><text:span text:style-name="T6">}</text:span></text:p></draw:text-box></draw:frame><draw:frame draw:style-name="gr19" draw:text-style-name="P22" svg:width="224.14pt" svg:height="176.88pt" svg:x="7.26pt" svg:y="414.09pt"><draw:text-box><text:p><text:span text:style-name="T6">{</text:span></text:p><text:p><text:span text:style-name="T6"><text:tab/></text:span><text:span text:style-name="T6">“</text:span><text:span text:style-name="T6">note”:{</text:span></text:p><text:p><text:span text:style-name="T6"><text:tab/></text:span><text:span text:style-name="T6"><text:tab/></text:span><text:span text:style-name="T6"><text:tab/></text:span><text:span text:style-name="T6">“</text:span><text:span text:style-name="T6">text”:”</text:span><text:span text:style-name="T6">注意”</text:span><text:span text:style-name="T6">,</text:span></text:p><text:p><text:span text:style-name="T6"><text:tab/></text:span><text:span text:style-name="T6"><text:tab/></text:span><text:span text:style-name="T6"><text:tab/></text:span><text:span text:style-name="T6"><text:tab/></text:span><text:span text:style-name="T6">“</text:span><text:span text:style-name="T6">LI”[</text:span></text:p>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“○○○”</text:span><text:span text:style-name="T6">,</text:span></text:p>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“○○○”</text:span><text:span text:style-name="T6">,</text:span></text:p>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“○○○”</text:span></text:p><text:p><text:span text:style-name="T6"><text:tab/></text:span><text:span text:style-name="T6"><text:tab/></text:span><text:span text:style-name="T6"><text:tab/></text:span><text:span text:style-name="T6"><text:tab/></text:span><text:span text:style-name="T6">]</text:span></text:p><text:p><text:span text:style-name="T6"><text:tab/></text:span><text:span text:style-name="T6"><text:tab/></text:span><text:span text:style-name="T6">}</text:span></text:p><text:p><text:span text:style-name="T6">}</text:span></text:p></draw:text-box></draw:frame><draw:frame draw:style-name="gr20" draw:text-style-name="P22" svg:width="224.14pt" svg:height="180.09pt" svg:x="280.32pt" svg:y="409.24pt"><draw:text-box><text:p><text:span text:style-name="T6">{</text:span></text:p><text:p><text:span text:style-name="T6"><text:tab/></text:span><text:span text:style-name="T6">“</text:span><text:span text:style-name="T6">note”:{</text:span></text:p><text:p><text:span text:style-name="T6"><text:tab/></text:span><text:span text:style-name="T6"><text:tab/></text:span><text:span text:style-name="T6"><text:tab/></text:span><text:span text:style-name="T6">“</text:span><text:span text:style-name="T6">title”:{</text:span></text:p><text:p><text:span text:style-name="T6"><text:tab/></text:span><text:span text:style-name="T6"><text:tab/></text:span><text:span text:style-name="T6"><text:tab/></text:span><text:span text:style-name="T6"><text:tab/></text:span><text:span text:style-name="T6">“</text:span><text:span text:style-name="T6">text”:”</text:span><text:span text:style-name="T6">注意”</text:span></text:p><text:p><text:span text:style-name="T6"><text:tab/></text:span><text:span text:style-name="T6"><text:tab/></text:span><text:span text:style-name="T6"><text:tab/></text:span><text:span text:style-name="T6">},</text:span></text:p><text:p><text:span text:style-name="T6"><text:tab/></text:span><text:span text:style-name="T6"><text:tab/></text:span><text:span text:style-name="T6"><text:tab/></text:span><text:span text:style-name="T6">“</text:span><text:span text:style-name="T6">LI”[</text:span></text:p><text:p><text:span text:style-name="T6"><text:tab/></text:span><text:span text:style-name="T6"><text:tab/></text:span><text:span text:style-name="T6"><text:tab/></text:span><text:span text:style-name="T6"><text:tab/></text:span><text:span text:style-name="T6">“○○○”</text:span><text:span text:style-name="T6">,</text:span></text:p><text:p><text:span text:style-name="T6"><text:tab/></text:span><text:span text:style-name="T6"><text:tab/></text:span><text:span text:style-name="T6"><text:tab/></text:span><text:span text:style-name="T6"><text:tab/></text:span><text:span text:style-name="T6">“○○○”</text:span><text:span text:style-name="T6">,</text:span></text:p><text:p><text:span text:style-name="T6"><text:tab/></text:span><text:span text:style-name="T6"><text:tab/></text:span><text:span text:style-name="T6"><text:tab/></text:span><text:span text:style-name="T6"><text:tab/></text:span><text:span text:style-name="T6">“○○○”</text:span></text:p><text:p><text:span text:style-name="T6"><text:tab/></text:span><text:span text:style-name="T6"><text:tab/></text:span><text:span text:style-name="T6"><text:tab/></text:span><text:span text:style-name="T6">]</text:span></text:p><text:p><text:span text:style-name="T6"><text:tab/></text:span><text:span text:style-name="T6"><text:tab/></text:span><text:span text:style-name="T6">}</text:span></text:p><text:p><text:span text:style-name="T6">}</text:span></text:p></draw:text-box></draw:frame></draw:g><draw:frame text:anchor-type="paragraph" draw:z-index="5" draw:style-name="gr22" draw:text-style-name="P24" svg:width="159.17pt" svg:height="39.17pt" svg:x="5.36pt" svg:y="10.86pt"><draw:text-box><text:p><text:span text:style-name="T5">createTag</text:span><text:span text:style-name="T5">の</text:span><text:span text:style-name="T5">JSON</text:span><text:span text:style-name="T5">の記述例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明朝1" svg:font-family="'ＭＳ 明朝'" style:font-family-generic="roman"/>
    <style:font-face style:name="Arial Unicode MS1" svg:font-family="'Arial Unicode MS'" style:font-family-generic="swiss"/>
    <style:font-face style:name="ＭＳ 明朝" svg:font-family="'ＭＳ 明朝'" style:font-pitch="variable"/>
    <style:font-face style:name="メイリオ" svg:font-family="メイリオ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ＭＳ Ｐゴシック" svg:font-family="'ＭＳ Ｐゴシック'" style:font-family-generic="swiss" style:font-pitch="variable"/>
    <style:font-face style:name="ＭＳ Ｐ明朝1" svg:font-family="'ＭＳ Ｐ明朝'" style:font-family-generic="swiss" style:font-pitch="variable"/>
    <style:font-face style:name="Arial Unicode MS" svg:font-family="'Arial Unicode MS'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hatch draw:name="薄グレーアミガ家" draw:style="single" draw:color="#dddddd" draw:distance="1.64pt" draw:rotation="450"/>
    <draw:marker draw:name="Arrow" svg:viewBox="0 0 20 30" svg:d="M10 0l-10 30h20z"/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1" style:font-family-asian="'ＭＳ Ｐゴシック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60ca27" officeooo:paragraph-rsid="0060ca27"/>
    </style:style>
    <style:style style:name="MP2" style:family="paragraph" style:parent-style-name="Footer">
      <style:paragraph-properties fo:text-align="center" style:justify-single-word="false"/>
      <style:text-properties officeooo:rsid="0062895d" officeooo:paragraph-rsid="0062895d"/>
    </style:style>
    <style:style style:name="MP3" style:family="paragraph" style:parent-style-name="Footer">
      <style:paragraph-properties fo:text-align="center" style:justify-single-word="false"/>
      <style:text-properties officeooo:rsid="005d182b" officeooo:paragraph-rsid="005d182b"/>
    </style:style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17.01pt" fo:margin-left="0pt" fo:margin-right="0pt" fo:margin-top="14.09pt" style:dynamic-spacing="false"/>
      </style:footer-style>
    </style:page-layout>
    <style:page-layout style:name="Mpm2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28.4pt" fo:margin-left="0pt" fo:margin-right="0pt" fo:margin-top="14.2pt" style:dynamic-spacing="false"/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2</text:p>
      </style:footer>
      <style:footer-first>
        <text:p text:style-name="MP2">1</text:p>
      </style:footer-first>
      <style:footer-left>
        <text:p text:style-name="MP3">3</text:p>
      </style:footer-left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0:26:17.175610000</meta:creation-date>
    <meta:generator>LibreOffice/4.3.2.2$MacOSX_X86_64 LibreOffice_project/edfb5295ba211bd31ad47d0bad0118690f76407d</meta:generator>
    <dc:date>2015-06-05T21:52:53.113658000</dc:date>
    <meta:editing-duration>PT3H5M20S</meta:editing-duration>
    <meta:editing-cycles>60</meta:editing-cycles>
    <meta:document-statistic meta:table-count="0" meta:image-count="0" meta:object-count="0" meta:page-count="6" meta:paragraph-count="7" meta:word-count="36" meta:character-count="50" meta:non-whitespace-character-count="50"/>
  </office:meta>
</office:document-meta>
</file>